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Lucida Console"/>
    </style:style>
    <style:style style:name="P2" style:family="paragraph" style:parent-style-name="Standard">
      <style:text-properties style:font-name="Lucida Console" fo:font-weight="bold" style:font-weight-asian="bold" style:font-weight-complex="bold"/>
    </style:style>
    <style:style style:name="P3" style:family="paragraph" style:parent-style-name="Standard">
      <style:text-properties style:font-name="Lucida Console"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use case</text:span> PkTeam loeschen</text:p>
      <text:p text:style-name="P1">//USE-CASE no.2</text:p>
      <text:p text:style-name="P1"><text:span text:style-name="T2"><text:tab/>actors</text:span> Client</text:p>
      <text:p text:style-name="P2"/>
      <text:p text:style-name="P1"><text:span text:style-name="T2"><text:tab/>precondition</text:span> Der Client muss mit seinem Userkonto Auf dem <text:tab/>Server angemeldet sein &amp;&amp; es muss mindestens ein PkTeam im <text:tab/>Userkonto vorhanden sein.</text:p>
      <text:p text:style-name="P2"/>
      <text:p text:style-name="P2"><text:tab/>main flow</text:p>
      <text:p text:style-name="P2"><text:tab/><text:tab/><text:span text:style-name="T1">1.Der Client fordert eine Seite vom Server an, welche <text:tab/><text:tab/>alle Teams seines Userkontos auflistet.</text:span></text:p>
      <text:p text:style-name="P3"><text:tab/><text:tab/>2.Es wird die Datei pkDex mit GET('/pkDex') vom Server <text:tab/><text:tab/>gesendet. Es wird der bei einem erfolgreichen Laden, der <text:tab/><text:tab/>Statuscode '200 OK' zurück gegeben.</text:p>
      <text:p text:style-name="P3"><text:tab/><text:tab/>3.Es wird die Datei pkTeam mit GET('/pkTeam') vom Server <text:tab/><text:tab/>gesendet.Es wird der bei einem erfolgreichen Laden, der <text:tab/><text:tab/>Statuscode '200 OK' zurück gegeben.</text:p>
      <text:p text:style-name="P3"><text:tab/><text:tab/>4.Der Client sucht das zu loeschende Team aus und sendet ein DELETE('/pkTeam') an den Server. Ist der DELETE erfolgreich, <text:tab/></text:p>
      <text:p text:style-name="P3"><text:tab/><text:tab/>sendet der Server den Statuscode '200 OK'.</text:p>
      <text:p text:style-name="P2"/>
      <text:p text:style-name="P2"><text:tab/>alternate flow<text:span text:style-name="T1"> a1</text:span></text:p>
      <text:p text:style-name="P3"><text:tab/><text:tab/>2a.Schlägt GET('/pkDex') fehl wird der Statuscode '404 <text:tab/><text:tab/>ressource not found' an den Client gesendet.</text:p>
      <text:p text:style-name="P3"><text:tab/><text:tab/>3a.Schlägt GET('/pkTeam') fehl wird der Statuscode '404 <text:tab/><text:tab/>ressource not found' an den Client gesendet.</text:p>
      <text:p text:style-name="P3"><text:tab/><text:tab/>4a.Schlägt DELETE('/pkTeam') fehl wird der Statuscode <text:tab/><text:tab/>'500 internal Server Error' an den Client gesendet.</text:p>
      <text:p text:style-name="P2"/>
      <text:p text:style-name="P2"><text:tab/>postcondition<text:span text:style-name="T1"> Erfolg! Der Client hat erfolgreich das <text:tab/>gewünschte Team mithilfe eines DELETE aus der Datei <text:tab/>pkTeam.json geloescht.</text:span></text:p>
      <text:p text:style-name="P2"/>
      <text:p text:style-name="P2"><text:tab/>Postcondition <text:span text:style-name="T1">Misserfolg! Der Client konnte das Team nicht <text:tab/>aus der Datei pkTeam.json loeschen.</text:span></text:p>
      <text:p text:style-name="P2">end<text:span text:style-name="T1"> pkTeam loesche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7M</meta:editing-duration>
    <meta:editing-cycles>3</meta:editing-cycles>
    <meta:generator>OpenOffice/4.1.1$Win32 OpenOffice.org_project/411m6$Build-9775</meta:generator>
    <dc:date>2015-06-21T12:45:01.49</dc:date>
    <meta:document-statistic meta:table-count="0" meta:image-count="0" meta:object-count="0" meta:page-count="1" meta:paragraph-count="17" meta:word-count="195" meta:character-count="1360"/>
    <dc:creator>Leonid Vilents</dc:creator>
    <meta:user-defined meta:name="Info 1"/>
    <meta:user-defined meta:name="Info 2"/>
    <meta:user-defined meta:name="Info 3"/>
    <meta:user-defined meta:name="Info 4"/>
  </office:meta>
</office:document-meta>
</file>